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06cfdb" officeooo:paragraph-rsid="0006cfdb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6cfdb" officeooo:paragraph-rsid="00212300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06cfdb" officeooo:paragraph-rsid="002321e5"/>
    </style:style>
    <style:style style:name="P4" style:family="paragraph" style:parent-style-name="Preformatted_20_Text">
      <style:text-properties style:text-underline-style="none" fo:font-weight="bold" officeooo:rsid="001e8ed5" officeooo:paragraph-rsid="001e8ed5" style:font-weight-asian="bold" style:font-weight-complex="bold"/>
    </style:style>
    <style:style style:name="P5" style:family="paragraph" style:parent-style-name="Preformatted_20_Text">
      <style:text-properties style:text-underline-style="none" fo:font-weight="bold" officeooo:rsid="001e8ed5" officeooo:paragraph-rsid="00212300" style:font-weight-asian="bold" style:font-weight-complex="bold"/>
    </style:style>
    <style:style style:name="P6" style:family="paragraph" style:parent-style-name="Preformatted_20_Text">
      <style:text-properties style:text-underline-style="none" fo:font-weight="bold" officeooo:rsid="001e8ed5" officeooo:paragraph-rsid="002321e5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006cfdb" officeooo:paragraph-rsid="0006cfdb" style:font-weight-asian="bold" style:font-weight-complex="bold"/>
    </style:style>
    <style:style style:name="P8" style:family="paragraph" style:parent-style-name="Preformatted_20_Text">
      <style:text-properties style:text-underline-style="none" fo:font-weight="bold" officeooo:rsid="0006cfdb" officeooo:paragraph-rsid="00212300" style:font-weight-asian="bold" style:font-weight-complex="bold"/>
    </style:style>
    <style:style style:name="P9" style:family="paragraph" style:parent-style-name="Preformatted_20_Text">
      <style:text-properties style:text-underline-style="none" fo:font-weight="bold" officeooo:rsid="0006cfdb" officeooo:paragraph-rsid="002321e5" style:font-weight-asian="bold" style:font-weight-complex="bold"/>
    </style:style>
    <style:style style:name="P10" style:family="paragraph" style:parent-style-name="Preformatted_20_Text">
      <style:text-properties style:text-underline-style="none" fo:font-weight="bold" officeooo:rsid="002321e5" officeooo:paragraph-rsid="002321e5" style:font-weight-asian="bold" style:font-weight-complex="bold"/>
    </style:style>
    <style:style style:name="P11" style:family="paragraph" style:parent-style-name="Preformatted_20_Text">
      <style:text-properties officeooo:paragraph-rsid="0006cfdb"/>
    </style:style>
    <style:style style:name="P12" style:family="paragraph" style:parent-style-name="Subtitle">
      <style:text-properties officeooo:rsid="00052ea9" officeooo:paragraph-rsid="00052ea9"/>
    </style:style>
    <style:style style:name="P13" style:family="paragraph" style:parent-style-name="Title">
      <style:text-properties officeooo:rsid="00052ea9" officeooo:paragraph-rsid="00052ea9"/>
    </style:style>
    <style:style style:name="P14" style:family="paragraph" style:parent-style-name="Text_20_body">
      <style:text-properties fo:font-weight="bold" officeooo:rsid="00052ea9" officeooo:paragraph-rsid="00052ea9" style:font-weight-asian="bold" style:font-weight-complex="bold"/>
    </style:style>
    <style:style style:name="P15" style:family="paragraph" style:parent-style-name="Text_20_body">
      <style:text-properties fo:font-weight="bold" officeooo:rsid="00052ea9" officeooo:paragraph-rsid="00212300" style:font-weight-asian="bold" style:font-weight-complex="bold"/>
    </style:style>
    <style:style style:name="P16" style:family="paragraph" style:parent-style-name="Text_20_body">
      <style:text-properties fo:font-weight="bold" officeooo:rsid="00052ea9" officeooo:paragraph-rsid="002321e5" style:font-weight-asian="bold" style:font-weight-complex="bold"/>
    </style:style>
    <style:style style:name="P17" style:family="paragraph" style:parent-style-name="Preformatted_20_Text">
      <style:text-properties officeooo:paragraph-rsid="00212300"/>
    </style:style>
    <style:style style:name="P18" style:family="paragraph" style:parent-style-name="Preformatted_20_Text">
      <style:text-properties officeooo:paragraph-rsid="002321e5"/>
    </style:style>
    <style:style style:name="T1" style:family="text">
      <style:text-properties officeooo:rsid="00091b9f"/>
    </style:style>
    <style:style style:name="T2" style:family="text">
      <style:text-properties officeooo:rsid="001e8ed5"/>
    </style:style>
    <style:style style:name="T3" style:family="text">
      <style:text-properties officeooo:rsid="00212300"/>
    </style:style>
    <style:style style:name="T4" style:family="text">
      <style:text-properties officeooo:rsid="002321e5"/>
    </style:style>
    <style:style style:name="T5" style:family="text">
      <style:text-properties officeooo:rsid="0025e472"/>
    </style:style>
    <style:style style:name="T6" style:family="text">
      <style:text-properties officeooo:rsid="00268a7d"/>
    </style:style>
    <style:style style:name="fr1" style:family="graphic" style:parent-style-name="OLE">
      <style:graphic-properties style:run-through="foreground" style:wrap="none" style:vertical-pos="from-top" style:vertical-rel="paragraph" style:horizontal-pos="center" style:horizontal-rel="paragraph" fo:padding="0.049cm" fo:border="0.06pt solid #ffbf00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fo:padding="0.049cm" fo:border="0.06pt solid #ff0000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center" style:horizontal-rel="paragraph" fo:padding="0.049cm" fo:border="0.06pt solid #2a6099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A Lab-<text:span text:style-name="T3">9</text:span></text:p>
      <text:p text:style-name="P12"><text:span text:style-name="T3">11</text:span><text:span text:style-name="T1">/0</text:span><text:span text:style-name="T3">3</text:span><text:span text:style-name="T1">/25 – </text:span><text:s/>230962<text:span text:style-name="T5">326</text:span>– <text:span text:style-name="T6">Davasam Karthikeya</text:span> – <text:span text:style-name="T6">AIMLB</text:span></text:p>
      <text:p text:style-name="P14">Solved question (<text:span text:style-name="T4">Countsort</text:span>):</text:p>
      <text:p text:style-name="Preformatted_20_Text">#include &lt;stdio.h&gt;</text:p>
      <text:p text:style-name="Preformatted_20_Text"/>
      <text:p text:style-name="Preformatted_20_Text">void count<text:span text:style-name="T4">S</text:span>ort(int arr[], int n) {</text:p>
      <text:p text:style-name="Preformatted_20_Text"><text:s text:c="4"/>int sorted[32], count[32] = {};</text:p>
      <text:p text:style-name="Preformatted_20_Text"/>
      <text:p text:style-name="Preformatted_20_Text"><text:s text:c="4"/>for (int i = 0; i &lt; n - 1; i++) {</text:p>
      <text:p text:style-name="Preformatted_20_Text"><text:s text:c="8"/>for (int j = i + 1; j &lt; n; j++) {</text:p>
      <text:p text:style-name="Preformatted_20_Text"><text:s text:c="12"/>if(arr[i] &lt; arr[j])</text:p>
      <text:p text:style-name="Preformatted_20_Text"><text:s text:c="16"/>count[j]++;</text:p>
      <text:p text:style-name="Preformatted_20_Text"><text:s text:c="12"/>else</text:p>
      <text:p text:style-name="Preformatted_20_Text"><text:s text:c="16"/>count[i]++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for (int i = 0; i &lt; n; i++)</text:p>
      <text:p text:style-name="Preformatted_20_Text"><text:s text:c="8"/>sorted[count[i]] = arr[i];</text:p>
      <text:p text:style-name="Preformatted_20_Text"><text:s text:c="4"/></text:p>
      <text:p text:style-name="Preformatted_20_Text"><text:s text:c="4"/>printf("Sorted: ");</text:p>
      <text:p text:style-name="Preformatted_20_Text"><text:s text:c="4"/>for (int i = 0; i &lt; n; i++)</text:p>
      <text:p text:style-name="Preformatted_20_Text"><text:s text:c="8"/>printf("%d ", sorted[i]);</text:p>
      <text:p text:style-name="Preformatted_20_Text">}</text:p>
      <text:p text:style-name="Preformatted_20_Text"/>
      <text:p text:style-name="Preformatted_20_Text">void main() {</text:p>
      <text:p text:style-name="Preformatted_20_Text"><text:s text:c="4"/>int n, arr[32] = {};</text:p>
      <text:p text:style-name="Preformatted_20_Text"><text:s text:c="4"/></text:p>
      <text:p text:style-name="Preformatted_20_Text"><text:s text:c="4"/>printf("Enter array size: ");</text:p>
      <text:p text:style-name="Preformatted_20_Text"><text:s text:c="4"/>scanf("%d", &amp;n);</text:p>
      <text:p text:style-name="Preformatted_20_Text"><text:s text:c="4"/></text:p>
      <text:p text:style-name="Preformatted_20_Text"><text:s text:c="4"/>printf("Enter nums:\n");</text:p>
      <text:p text:style-name="Preformatted_20_Text"><text:s text:c="4"/>for (int i = 0; i &lt; n; i++)</text:p>
      <text:p text:style-name="Preformatted_20_Text"><text:s text:c="8"/>scanf("%d", &amp;arr[i]);</text:p>
      <text:p text:style-name="Preformatted_20_Text"><text:s text:c="4"/></text:p>
      <text:p text:style-name="Preformatted_20_Text"><text:s text:c="4"/>count<text:span text:style-name="T4">S</text:span>ort(arr, n);</text:p>
      <text:p text:style-name="Preformatted_20_Text"><text:s text:c="4"/>printf("\n");</text:p>
      <text:p text:style-name="Preformatted_20_Text">}</text:p>
      <text:p text:style-name="Preformatted_20_Text"/>
      <text:p text:style-name="P1">Output</text:p>
      <text:p text:style-name="P7">Enter array size: 6</text:p>
      <text:p text:style-name="P7">Enter nums:</text:p>
      <text:p text:style-name="P7">62</text:p>
      <text:p text:style-name="P7">31</text:p>
      <text:p text:style-name="P7">84</text:p>
      <text:p text:style-name="P7">96</text:p>
      <text:p text:style-name="P7">19</text:p>
      <text:p text:style-name="P7">47</text:p>
      <text:p text:style-name="P7">Sorted: 19 31 47 62 84 96</text:p>
      <text:p text:style-name="P7"/>
      <text:p text:style-name="P7"/>
      <text:p text:style-name="P14">Question 1 <text:span text:style-name="T4">(Horspool’s algorithm)</text:span>: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#define SIZE 256</text:p>
      <text:p text:style-name="Preformatted_20_Text">int table[SIZE];</text:p>
      <text:p text:style-name="Preformatted_20_Text"><text:soft-page-break/></text:p>
      <text:p text:style-name="Preformatted_20_Text">void shifter(char pat[]) {</text:p>
      <text:p text:style-name="Preformatted_20_Text"><text:s text:c="4"/>int len = strlen(pat);</text:p>
      <text:p text:style-name="Preformatted_20_Text"/>
      <text:p text:style-name="Preformatted_20_Text"><text:s text:c="4"/>for(int i = 0; i &lt; SIZE; i++)</text:p>
      <text:p text:style-name="Preformatted_20_Text"><text:s text:c="8"/>table[i] = len;</text:p>
      <text:p text:style-name="Preformatted_20_Text"/>
      <text:p text:style-name="Preformatted_20_Text"><text:s text:c="4"/>for(int i = 0; i &lt; len - 1; i++)</text:p>
      <text:p text:style-name="Preformatted_20_Text"><text:s text:c="8"/>table[pat[i]] = len - i - 1;</text:p>
      <text:p text:style-name="Preformatted_20_Text">}</text:p>
      <text:p text:style-name="Preformatted_20_Text"/>
      <text:p text:style-name="Preformatted_20_Text">int horspool(char str[],char pat[]) {</text:p>
      <text:p text:style-name="Preformatted_20_Text"><text:s text:c="4"/>int k, strLen = strlen(str), patLen = strlen(pat);</text:p>
      <text:p text:style-name="Preformatted_20_Text"><text:s text:c="2"/></text:p>
      <text:p text:style-name="Preformatted_20_Text"><text:s text:c="4"/>for(int i = patLen - 1; i &lt; strLen; i += table[str[i]]) {</text:p>
      <text:p text:style-name="Preformatted_20_Text"><text:s text:c="8"/>for(k = 0; k &lt; patLen &amp;&amp; pat[patLen - k - 1] == str[i - k]; k++);</text:p>
      <text:p text:style-name="Preformatted_20_Text"/>
      <text:p text:style-name="Preformatted_20_Text"><text:s text:c="8"/>if(k == patLen)</text:p>
      <text:p text:style-name="Preformatted_20_Text"><text:s text:c="12"/>return i - patLen + 1;</text:p>
      <text:p text:style-name="Preformatted_20_Text"><text:s text:c="4"/>}</text:p>
      <text:p text:style-name="Preformatted_20_Text"/>
      <text:p text:style-name="Preformatted_20_Text"><text:s text:c="4"/>return -1;</text:p>
      <text:p text:style-name="Preformatted_20_Text">}</text:p>
      <text:p text:style-name="Preformatted_20_Text"/>
      <text:p text:style-name="Preformatted_20_Text">void main() {</text:p>
      <text:p text:style-name="Preformatted_20_Text"><text:s text:c="4"/>char str[64], pat[64];</text:p>
      <text:p text:style-name="Preformatted_20_Text"/>
      <text:p text:style-name="Preformatted_20_Text"><text:s text:c="4"/>printf("Enter the str: ");</text:p>
      <text:p text:style-name="Preformatted_20_Text"><text:s text:c="4"/>gets(str);</text:p>
      <text:p text:style-name="Preformatted_20_Text"/>
      <text:p text:style-name="Preformatted_20_Text"><text:s text:c="4"/>printf("Enter the pattern: ");</text:p>
      <text:p text:style-name="Preformatted_20_Text"><text:s text:c="4"/>gets(pat);</text:p>
      <text:p text:style-name="Preformatted_20_Text"/>
      <text:p text:style-name="Preformatted_20_Text"><text:s text:c="4"/>shifter(pat);</text:p>
      <text:p text:style-name="Preformatted_20_Text"/>
      <text:p text:style-name="Preformatted_20_Text"><text:s text:c="4"/>int pos = horspool(str, pat);</text:p>
      <text:p text:style-name="Preformatted_20_Text"/>
      <text:p text:style-name="Preformatted_20_Text"><text:s text:c="4"/>if(pos &lt; 0)</text:p>
      <text:p text:style-name="Preformatted_20_Text"><text:s text:c="8"/>printf("Not found\n");</text:p>
      <text:p text:style-name="Preformatted_20_Text"><text:s text:c="4"/>else</text:p>
      <text:p text:style-name="Preformatted_20_Text"><text:s text:c="8"/>printf("Position: %d\n", pos);</text:p>
      <text:p text:style-name="Preformatted_20_Text">}</text:p>
      <text:p text:style-name="P11"/>
      <text:p text:style-name="P1">Output</text:p>
      <text:p text:style-name="P4">Enter the str: Car search</text:p>
      <text:p text:style-name="P4">Enter the pattern: ear</text:p>
      <text:p text:style-name="P5">Position: 5</text:p>
      <text:p text:style-name="P8"><draw:frame draw:style-name="fr3" draw:name="Object2" text:anchor-type="char" svg:y="0.245cm" svg:width="15.998cm" svg:height="8.998cm" draw:z-index="0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  <text:p text:style-name="P15">Question <text:span text:style-name="T2">2 </text:span>(<text:span text:style-name="T4">Open hashing</text:span>):</text:p>
      <text:p text:style-name="P17">#include &lt;stdio.h&gt;</text:p>
      <text:p text:style-name="P17">#include &lt;stdlib.h&gt;</text:p>
      <text:p text:style-name="P17"/>
      <text:p text:style-name="P17">#define LF 5</text:p>
      <text:p text:style-name="P17"/>
      <text:p text:style-name="P17">typedef struct node {</text:p>
      <text:p text:style-name="P17"><text:s text:c="4"/>int data;</text:p>
      <text:p text:style-name="P17"><text:s text:c="4"/>struct node *next;</text:p>
      <text:p text:style-name="P17">} NODE;</text:p>
      <text:p text:style-name="P17"/>
      <text:p text:style-name="P17">void insert(NODE *root[]) {</text:p>
      <text:p text:style-name="P17"><text:s text:c="4"/>int ind, val;</text:p>
      <text:p text:style-name="P17"/>
      <text:p text:style-name="P17"><text:s text:c="4"/>printf("Enter value: ");</text:p>
      <text:p text:style-name="P17"><text:s text:c="4"/>scanf("%d", &amp;val);</text:p>
      <text:p text:style-name="P17"><text:s text:c="4"/>ind = val % LF;</text:p>
      <text:p text:style-name="P17"><text:s text:c="4"/></text:p>
      <text:p text:style-name="P17"><text:s text:c="4"/>NODE *newNode = malloc(sizeof(NODE)), *temp;</text:p>
      <text:p text:style-name="P17"><text:s text:c="4"/>newNode -&gt; data = val;</text:p>
      <text:p text:style-name="P17"><text:s text:c="4"/>newNode -&gt; next = NULL;</text:p>
      <text:p text:style-name="P17"/>
      <text:p text:style-name="P17"><text:s text:c="4"/>if (!root[ind])</text:p>
      <text:p text:style-name="P17"><text:s text:c="8"/>root[ind] = newNode;</text:p>
      <text:p text:style-name="P17"><text:s text:c="4"/>else {</text:p>
      <text:p text:style-name="P17"><text:s text:c="8"/>for(temp = root[ind]; temp -&gt; next; temp = temp -&gt; next);</text:p>
      <text:p text:style-name="P17"/>
      <text:p text:style-name="P17"><text:s text:c="8"/>temp-&gt;next = newNode;</text:p>
      <text:p text:style-name="P17"><text:s text:c="4"/>}</text:p>
      <text:p text:style-name="P17">}</text:p>
      <text:p text:style-name="P17"/>
      <text:p text:style-name="P17">void search(NODE *root[]) {</text:p>
      <text:p text:style-name="P17"><text:s text:c="4"/>int key, ind;</text:p>
      <text:p text:style-name="P17"><text:s text:c="4"/>NODE *temp;</text:p>
      <text:p text:style-name="P17"/>
      <text:p text:style-name="P17"><text:s text:c="4"/>printf("Enter key: \n");</text:p>
      <text:p text:style-name="P17"><text:s text:c="4"/>scanf("%d", &amp;key);</text:p>
      <text:p text:style-name="P17"><text:s text:c="4"/>ind = key % LF;</text:p>
      <text:p text:style-name="P17"/>
      <text:p text:style-name="P17"><text:soft-page-break/><text:s text:c="4"/>for(temp = root[ind]; temp -&gt; data != key</text:p>
      <text:p text:style-name="P17"><text:s text:c="4"/>&amp;&amp; temp -&gt; next; temp = temp -&gt; next);</text:p>
      <text:p text:style-name="P17"/>
      <text:p text:style-name="P17"><text:s text:c="4"/>if(temp -&gt; data == key) {</text:p>
      <text:p text:style-name="P17"><text:s text:c="8"/>printf("Index: %d\n", ind);</text:p>
      <text:p text:style-name="P17"><text:s text:c="8"/>return;</text:p>
      <text:p text:style-name="P17"><text:s text:c="4"/>}</text:p>
      <text:p text:style-name="P17"/>
      <text:p text:style-name="P17"><text:s text:c="4"/>printf("Not found\n");</text:p>
      <text:p text:style-name="P17">}</text:p>
      <text:p text:style-name="P17"/>
      <text:p text:style-name="P17">void main() {</text:p>
      <text:p text:style-name="P17"><text:s text:c="4"/>NODE *hash[LF] = {};</text:p>
      <text:p text:style-name="P17"><text:s text:c="4"/>int ch;</text:p>
      <text:p text:style-name="P17"/>
      <text:p text:style-name="P17"><text:s text:c="4"/>printf("Options:\n0. Exit\n1. Insert\n2. Display\n3. Search");</text:p>
      <text:p text:style-name="P17"><text:s text:c="4"/>do {</text:p>
      <text:p text:style-name="P17"><text:s text:c="8"/>printf("\nEnter option: ");</text:p>
      <text:p text:style-name="P17"><text:s text:c="8"/>scanf("%d", &amp;ch);</text:p>
      <text:p text:style-name="P17"/>
      <text:p text:style-name="P17"><text:s text:c="8"/>switch (ch)</text:p>
      <text:p text:style-name="P17"><text:s text:c="8"/>{</text:p>
      <text:p text:style-name="P17"><text:s text:c="8"/>case 1:</text:p>
      <text:p text:style-name="P17"><text:s text:c="12"/>insert(hash);</text:p>
      <text:p text:style-name="P17"><text:s text:c="12"/>break;</text:p>
      <text:p text:style-name="P17"><text:s text:c="8"/>case 2:</text:p>
      <text:p text:style-name="P17"><text:s text:c="12"/>search(hash);</text:p>
      <text:p text:style-name="P17"><text:s text:c="12"/>break;</text:p>
      <text:p text:style-name="P17"><text:s text:c="8"/>}</text:p>
      <text:p text:style-name="P17"><text:s text:c="4"/>} while (ch);</text:p>
      <text:p text:style-name="P17">}</text:p>
      <text:p text:style-name="P17"/>
      <text:p text:style-name="P2">Output</text:p>
      <text:p text:style-name="P5">Options:</text:p>
      <text:p text:style-name="P5">0. Exit</text:p>
      <text:p text:style-name="P5">1. Insert</text:p>
      <text:p text:style-name="P5">2. Search</text:p>
      <text:p text:style-name="P5">Enter option: 1</text:p>
      <text:p text:style-name="P5">Enter value: 19</text:p>
      <text:p text:style-name="P5"/>
      <text:p text:style-name="P5">Enter option: <text:span text:style-name="T4">2</text:span></text:p>
      <text:p text:style-name="P5">Enter key: </text:p>
      <text:p text:style-name="P5">19</text:p>
      <text:p text:style-name="P6">Index: 4</text:p>
      <text:p text:style-name="P6"/>
      <text:p text:style-name="P10">Enter option: 0</text:p>
      <text:p text:style-name="P9"><draw:frame draw:style-name="fr2" draw:name="Object3" text:anchor-type="char" svg:y="0.66cm" svg:width="15.998cm" svg:height="8.998cm" draw:z-index="1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  <text:p text:style-name="P16">Question <text:span text:style-name="T4">3 </text:span>(<text:span text:style-name="T4">Closed hashing</text:span>):</text:p>
      <text:p text:style-name="P18">#include &lt;stdio.h&gt;</text:p>
      <text:p text:style-name="P18"/>
      <text:p text:style-name="P18">#define SIZE 7</text:p>
      <text:p text:style-name="P18"/>
      <text:p text:style-name="P18">void insert(int hash[]) {</text:p>
      <text:p text:style-name="P18"><text:s text:c="4"/>int key, ind;</text:p>
      <text:p text:style-name="P18"/>
      <text:p text:style-name="P18"><text:s text:c="4"/>printf("Enter value: ");</text:p>
      <text:p text:style-name="P18"><text:s text:c="4"/>scanf("%d", &amp;key);</text:p>
      <text:p text:style-name="P18"><text:s text:c="4"/>ind = key % SIZE;</text:p>
      <text:p text:style-name="P18"/>
      <text:p text:style-name="P18"><text:s text:c="4"/>for (int i = 0; i &lt; SIZE; i++) {</text:p>
      <text:p text:style-name="P18"><text:s text:c="8"/>ind = (ind + 1) % SIZE;</text:p>
      <text:p text:style-name="P18"><text:s text:c="8"/>if (!hash[ind]) {</text:p>
      <text:p text:style-name="P18"><text:s text:c="12"/>hash[ind] = key;</text:p>
      <text:p text:style-name="P18"><text:s text:c="12"/>return;</text:p>
      <text:p text:style-name="P18"><text:s text:c="8"/>}</text:p>
      <text:p text:style-name="P18"><text:s text:c="4"/>}</text:p>
      <text:p text:style-name="P18"/>
      <text:p text:style-name="P18"><text:s text:c="4"/>printf("Insertion failed\n");</text:p>
      <text:p text:style-name="P18">}</text:p>
      <text:p text:style-name="P18"/>
      <text:p text:style-name="P18">void search(int hash[]) {</text:p>
      <text:p text:style-name="P18"><text:s text:c="4"/>int key, ind;</text:p>
      <text:p text:style-name="P18"/>
      <text:p text:style-name="P18"><text:s text:c="4"/>printf("Enter key: \n");</text:p>
      <text:p text:style-name="P18"><text:s text:c="4"/>scanf("%d", &amp;key);</text:p>
      <text:p text:style-name="P18"><text:s text:c="4"/>ind = key % SIZE;</text:p>
      <text:p text:style-name="P18"/>
      <text:p text:style-name="P18"><text:s text:c="4"/>for (int i = 0; i &lt; SIZE; i++)</text:p>
      <text:p text:style-name="P18"><text:s text:c="4"/>{</text:p>
      <text:p text:style-name="P18"><text:s text:c="8"/>ind = (ind + 1) % SIZE;</text:p>
      <text:p text:style-name="P18"><text:s text:c="8"/>if (hash[ind] == key)</text:p>
      <text:p text:style-name="P18"><text:s text:c="8"/>{</text:p>
      <text:p text:style-name="P18"><text:s text:c="12"/>printf("Index: %d\n", ind);</text:p>
      <text:p text:style-name="P18"><text:s text:c="12"/>return;</text:p>
      <text:p text:style-name="P18"><text:s text:c="8"/>}</text:p>
      <text:p text:style-name="P18"><text:soft-page-break/><text:s text:c="4"/>}</text:p>
      <text:p text:style-name="P18"/>
      <text:p text:style-name="P18"><text:s text:c="4"/>printf("Not found\n");</text:p>
      <text:p text:style-name="P18">}</text:p>
      <text:p text:style-name="P18"/>
      <text:p text:style-name="P18">void main() {</text:p>
      <text:p text:style-name="P18"><text:s text:c="4"/>int ch, hash[SIZE] = {};</text:p>
      <text:p text:style-name="P18"/>
      <text:p text:style-name="P18"><text:s text:c="4"/>printf("Options:\n0. Exit\n1. Insert\n2. Search");</text:p>
      <text:p text:style-name="P18"><text:s text:c="4"/>do {</text:p>
      <text:p text:style-name="P18"><text:s text:c="8"/>printf("\nEnter option: ");</text:p>
      <text:p text:style-name="P18"><text:s text:c="8"/>scanf("%d", &amp;ch);</text:p>
      <text:p text:style-name="P18"/>
      <text:p text:style-name="P18"><text:s text:c="8"/>switch (ch)</text:p>
      <text:p text:style-name="P18"><text:s text:c="8"/>{</text:p>
      <text:p text:style-name="P18"><text:s text:c="8"/>case 1:</text:p>
      <text:p text:style-name="P18"><text:s text:c="12"/>insert(hash);</text:p>
      <text:p text:style-name="P18"><text:s text:c="12"/>break;</text:p>
      <text:p text:style-name="P18"><text:s text:c="8"/>case 2:</text:p>
      <text:p text:style-name="P18"><text:s text:c="12"/>search(hash);</text:p>
      <text:p text:style-name="P18"><text:s text:c="12"/>break;</text:p>
      <text:p text:style-name="P18"><text:s text:c="8"/>}</text:p>
      <text:p text:style-name="P18"><text:s text:c="4"/>} while (ch); <text:s text:c="3"/></text:p>
      <text:p text:style-name="P18">}</text:p>
      <text:p text:style-name="P18"/>
      <text:p text:style-name="P3">Output</text:p>
      <text:p text:style-name="P6">Options:</text:p>
      <text:p text:style-name="P6">0. Exit</text:p>
      <text:p text:style-name="P6">1. Insert</text:p>
      <text:p text:style-name="P6">2. Search</text:p>
      <text:p text:style-name="P6">Enter option: 1</text:p>
      <text:p text:style-name="P6">Enter value: 19</text:p>
      <text:p text:style-name="P6"/>
      <text:p text:style-name="P6">Enter option: 2</text:p>
      <text:p text:style-name="P6">Enter key: </text:p>
      <text:p text:style-name="P6">19</text:p>
      <text:p text:style-name="P6">Index: 6</text:p>
      <text:p text:style-name="P6"/>
      <text:p text:style-name="P6">Enter option: 0</text:p>
      <text:p text:style-name="P6"><draw:frame draw:style-name="fr1" draw:name="Object1" text:anchor-type="char" svg:y="0.236cm" svg:width="15.998cm" svg:height="8.998cm" draw:z-index="2"><draw:object xlink:href="./Object 1" xlink:type="simple" xlink:show="embed" xlink:actuate="onLoad"/><draw:image xlink:href="./ObjectReplacements/Object 1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3-22T14:13:54.616643135</dc:date>
    <meta:editing-duration>PT54M23S</meta:editing-duration>
    <meta:editing-cycles>19</meta:editing-cycles>
    <meta:generator>LibreOffice/7.3.7.2$Linux_X86_64 LibreOffice_project/30$Build-2</meta:generator>
    <meta:document-statistic meta:table-count="0" meta:image-count="0" meta:object-count="3" meta:page-count="6" meta:paragraph-count="213" meta:word-count="635" meta:character-count="4201" meta:non-whitespace-character-count="293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6.343cm" svg:y="0.313cm" chart:style-name="ch2">
          <text:p>Closed hashing</text:p>
        </chart:title>
        <chart:subtitle svg:x="6.145cm" svg:y="1.269cm" chart:style-name="ch3">
          <text:p>No. of entries = size</text:p>
        </chart:subtitle>
        <chart:plot-area chart:style-name="ch4" chart:data-source-has-labels="both" svg:x="1.328cm" svg:y="2.129cm" svg:width="14.251cm" svg:height="5.608cm">
          <chart:coordinate-region svg:x="1.949cm" svg:y="2.328cm" svg:width="13.443cm" svg:height="4.762cm"/>
          <chart:axis chart:dimension="x" chart:name="primary-x" chart:style-name="ch5" chartooo:axis-type="auto">
            <chartooo:date-scale/>
            <chart:title svg:x="7.681cm" svg:y="7.914cm" chart:style-name="ch6">
              <text:p>Hash size</text:p>
            </chart:title>
            <chart:categories table:cell-range-address="local-table.$A$2:.$A$1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78cm" chart:style-name="ch10">
              <text:p>Op. count</text:p>
            </chart:title>
            <chart:grid chart:style-name="ch7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'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5.814cm" svg:y="0.313cm" chart:style-name="ch2">
          <text:p>Horspool's Algorithm</text:p>
        </chart:title>
        <chart:subtitle svg:x="6.423cm" svg:y="1.269cm" chart:style-name="ch3">
          <text:p>Pattern = 'aaaab'</text:p>
        </chart:subtitle>
        <chart:plot-area chart:style-name="ch4" chart:data-source-has-labels="both" svg:x="1.328cm" svg:y="2.129cm" svg:width="14.251cm" svg:height="5.608cm">
          <chart:coordinate-region svg:x="1.949cm" svg:y="2.328cm" svg:width="13.443cm" svg:height="4.762cm"/>
          <chart:axis chart:dimension="x" chart:name="primary-x" chart:style-name="ch5" chartooo:axis-type="auto">
            <chartooo:date-scale/>
            <chart:title svg:x="6.438cm" svg:y="7.914cm" chart:style-name="ch6">
              <text:p>String length (aaa....aaaab)</text:p>
            </chart:title>
            <chart:categories table:cell-range-address="local-table.$A$2:.$A$1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78cm" chart:style-name="ch10">
              <text:p>Op. count</text:p>
            </chart:title>
            <chart:grid chart:style-name="ch7" chart:class="major"/>
          </chart:axis>
          <chart:series chart:style-name="ch11" chart:values-cell-range-address="local-table.$B$2:.$B$10" chart:label-cell-address="local-table.$B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cutive int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6.502cm" svg:y="0.313cm" chart:style-name="ch2">
          <text:p>Open hashing</text:p>
        </chart:title>
        <chart:subtitle svg:x="6.899cm" svg:y="1.269cm" chart:style-name="ch3">
          <text:p>100 Entries</text:p>
        </chart:subtitle>
        <chart:plot-area chart:style-name="ch4" chart:data-source-has-labels="both" svg:x="1.328cm" svg:y="2.129cm" svg:width="14.251cm" svg:height="5.608cm">
          <chart:coordinate-region svg:x="2.135cm" svg:y="2.328cm" svg:width="13.257cm" svg:height="4.762cm"/>
          <chart:axis chart:dimension="x" chart:name="primary-x" chart:style-name="ch5" chartooo:axis-type="auto">
            <chartooo:date-scale/>
            <chart:title svg:x="7.681cm" svg:y="7.914cm" chart:style-name="ch6">
              <text:p>Hash size</text:p>
            </chart:title>
            <chart:categories table:cell-range-address="local-table.$A$2:.$A$1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79cm" chart:style-name="ch10">
              <text:p>No. of comparisons</text:p>
            </chart:title>
            <chart:grid chart:style-name="ch7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-schoo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